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bbe" officeooo:paragraph-rsid="000fcbbe"/>
    </style:style>
    <style:style style:name="P2" style:family="paragraph" style:parent-style-name="Standard">
      <style:text-properties officeooo:paragraph-rsid="000fcbbe"/>
    </style:style>
    <style:style style:name="P3" style:family="paragraph" style:parent-style-name="Standard">
      <style:text-properties officeooo:rsid="00106919" officeooo:paragraph-rsid="00106919"/>
    </style:style>
    <style:style style:name="P4" style:family="paragraph" style:parent-style-name="Standard">
      <style:text-properties officeooo:paragraph-rsid="0011d5f5"/>
    </style:style>
    <style:style style:name="P5" style:family="paragraph" style:parent-style-name="Standard">
      <style:text-properties officeooo:rsid="0011d5f5" officeooo:paragraph-rsid="0011d5f5"/>
    </style:style>
    <style:style style:name="P6" style:family="paragraph" style:parent-style-name="Standard">
      <style:text-properties officeooo:rsid="0011d5f5" officeooo:paragraph-rsid="0013c658"/>
    </style:style>
    <style:style style:name="P7" style:family="paragraph" style:parent-style-name="Standard">
      <style:text-properties officeooo:rsid="0013c658" officeooo:paragraph-rsid="0013c658"/>
    </style:style>
    <style:style style:name="P8" style:family="paragraph" style:parent-style-name="Standard">
      <style:text-properties officeooo:rsid="0015a744" officeooo:paragraph-rsid="0015a744"/>
    </style:style>
    <style:style style:name="P9" style:family="paragraph" style:parent-style-name="Standard">
      <style:text-properties officeooo:rsid="000fcbbe" officeooo:paragraph-rsid="000fcbbe"/>
    </style:style>
    <style:style style:name="P10" style:family="paragraph" style:parent-style-name="Standard">
      <style:text-properties officeooo:rsid="000fcbbe" officeooo:paragraph-rsid="00187082"/>
    </style:style>
    <style:style style:name="P11" style:family="paragraph" style:parent-style-name="Standard">
      <style:text-properties officeooo:rsid="0013c658" officeooo:paragraph-rsid="0013c658"/>
    </style:style>
    <style:style style:name="P12" style:family="paragraph" style:parent-style-name="Standard">
      <style:text-properties officeooo:rsid="00170a0d" officeooo:paragraph-rsid="00170a0d"/>
    </style:style>
    <style:style style:name="P13" style:family="paragraph" style:parent-style-name="Standard">
      <style:text-properties officeooo:paragraph-rsid="00170a0d"/>
    </style:style>
    <style:style style:name="P14" style:family="paragraph" style:parent-style-name="Standard">
      <style:text-properties officeooo:paragraph-rsid="00187082"/>
    </style:style>
    <style:style style:name="P15" style:family="paragraph" style:parent-style-name="Standard">
      <style:text-properties officeooo:paragraph-rsid="00191989"/>
    </style:style>
    <style:style style:name="P16" style:family="paragraph" style:parent-style-name="Standard">
      <style:text-properties fo:font-weight="bold" officeooo:paragraph-rsid="00191989" style:font-weight-asian="bold" style:font-weight-complex="bold"/>
    </style:style>
    <style:style style:name="P17" style:family="paragraph" style:parent-style-name="Standard">
      <style:text-properties fo:font-weight="bold" officeooo:rsid="0011d5f5" officeooo:paragraph-rsid="0011d5f5" style:font-weight-asian="bold" style:font-weight-complex="bold"/>
    </style:style>
    <style:style style:name="P18" style:family="paragraph" style:parent-style-name="Standard">
      <style:text-properties fo:font-weight="bold" officeooo:rsid="0011d5f5" officeooo:paragraph-rsid="00191989" style:font-weight-asian="bold" style:font-weight-complex="bold"/>
    </style:style>
    <style:style style:name="P19" style:family="paragraph" style:parent-style-name="Standard">
      <style:text-properties fo:font-weight="bold" officeooo:rsid="0011d5f5" officeooo:paragraph-rsid="001a42b8" style:font-weight-asian="bold" style:font-weight-complex="bold"/>
    </style:style>
    <style:style style:name="P20" style:family="paragraph" style:parent-style-name="Standard">
      <style:text-properties fo:font-weight="bold" officeooo:rsid="00106919" officeooo:paragraph-rsid="00191989" style:font-weight-asian="bold" style:font-weight-complex="bold"/>
    </style:style>
    <style:style style:name="P21" style:family="paragraph" style:parent-style-name="Standard">
      <style:text-properties fo:font-weight="bold" officeooo:rsid="000fcbbe" officeooo:paragraph-rsid="000fcbbe" style:font-weight-asian="bold" style:font-weight-complex="bold"/>
    </style:style>
    <style:style style:name="P22" style:family="paragraph" style:parent-style-name="Standard">
      <style:text-properties fo:font-weight="bold" officeooo:rsid="000fcbbe" officeooo:paragraph-rsid="00191989" style:font-weight-asian="bold" style:font-weight-complex="bold"/>
    </style:style>
    <style:style style:name="P23" style:family="paragraph" style:parent-style-name="Standard">
      <style:text-properties fo:font-weight="bold" officeooo:rsid="0013c658" officeooo:paragraph-rsid="0013c658" style:font-weight-asian="bold" style:font-weight-complex="bold"/>
    </style:style>
    <style:style style:name="P24" style:family="paragraph" style:parent-style-name="Standard">
      <style:text-properties fo:font-weight="bold" officeooo:rsid="0013c658" officeooo:paragraph-rsid="00191989" style:font-weight-asian="bold" style:font-weight-complex="bold"/>
    </style:style>
    <style:style style:name="P25" style:family="paragraph" style:parent-style-name="Standard">
      <style:text-properties fo:font-weight="normal" officeooo:rsid="0011d5f5" officeooo:paragraph-rsid="0011d5f5" style:font-weight-asian="normal" style:font-weight-complex="normal"/>
    </style:style>
    <style:style style:name="P26" style:family="paragraph" style:parent-style-name="Standard">
      <style:text-properties fo:font-weight="normal" officeooo:rsid="0011d5f5" officeooo:paragraph-rsid="001a42b8" style:font-weight-asian="normal" style:font-weight-complex="normal"/>
    </style:style>
    <style:style style:name="P27" style:family="paragraph" style:parent-style-name="Standard">
      <style:text-properties fo:font-weight="normal" officeooo:rsid="000fcbbe" officeooo:paragraph-rsid="000fcbbe" style:font-weight-asian="normal" style:font-weight-complex="normal"/>
    </style:style>
    <style:style style:name="P28" style:family="paragraph" style:parent-style-name="Standard">
      <style:text-properties fo:font-weight="normal" officeooo:rsid="000fcbbe" officeooo:paragraph-rsid="001abcde" style:font-weight-asian="normal" style:font-weight-complex="normal"/>
    </style:style>
    <style:style style:name="P29" style:family="paragraph" style:parent-style-name="Standard">
      <style:text-properties fo:font-weight="normal" officeooo:rsid="000fcbbe" officeooo:paragraph-rsid="001b5955" style:font-weight-asian="normal" style:font-weight-complex="normal"/>
    </style:style>
    <style:style style:name="P30" style:family="paragraph" style:parent-style-name="Standard">
      <style:text-properties officeooo:paragraph-rsid="001ca608"/>
    </style:style>
    <style:style style:name="T1" style:family="text">
      <style:text-properties officeooo:rsid="00106919"/>
    </style:style>
    <style:style style:name="T2" style:family="text">
      <style:text-properties officeooo:rsid="0011d5f5"/>
    </style:style>
    <style:style style:name="T3" style:family="text">
      <style:text-properties officeooo:rsid="00170a0d"/>
    </style:style>
    <style:style style:name="T4" style:family="text">
      <style:text-properties fo:font-weight="normal" officeooo:rsid="000fcbbe" style:font-weight-asian="normal" style:font-weight-complex="normal"/>
    </style:style>
    <style:style style:name="T5" style:family="text">
      <style:text-properties fo:font-weight="bold" officeooo:rsid="000fcbb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SS CEVAPLAR</text:p>
      <text:p text:style-name="P27"/>
      <text:p text:style-name="P21">Cevap 1 </text:p>
      <text:p text:style-name="P27"/>
      <text:p text:style-name="P28">Css bir web sayfasına html taglerinin style attribute’u ile ya da style etiketi arasına yazılacak css ifadesi ile ya da .css uzantılı dosyada yazılacak css ifadeleri olmak üzere üç farklı şekilde uygulanabilir.</text:p>
      <text:p text:style-name="P27"/>
      <text:p text:style-name="P21">Cevap 2</text:p>
      <text:p text:style-name="P27"/>
      <text:p text:style-name="P30"><text:span text:style-name="T5">Specificity</text:span><text:span text:style-name="T4">: Uygulanan Css ifadelerinden hangisinin baskın olacağını hangilerinin ovverride edileceğini ifade eder. Örneğin aynı h1 html elementine color özelliği, class özelliği ile greeen, id özelliği ile black, style özelliği ile yellow atanırsa style attribute en spesifik tanımlama olduğundan id ve class ifadelerindeki color ovveride edilir ve color yellow olur. Id scope’nun içindeki ifadeler de, class scope’unun içindeki aynı ifadeleri ovveride eder. Örneğin aynı örnekte id ve class scope’unda fon-size ifadesi tanımlanmış ancak style attribute’nde tanımlanmamış olsun bu durumda <text:s/>id scope’unda tanımlanan font-size değeri geçerli olacak class scope’undaki fon-size tanımlaması ovveride edilecektir.</text:span></text:p>
      <text:p text:style-name="P29"/>
      <text:p text:style-name="P27"/>
      <text:p text:style-name="P27"/>
      <text:p text:style-name="P21">JS CEVAPLAR</text:p>
      <text:p text:style-name="P1"/>
      <text:p text:style-name="P22">Cevap 1</text:p>
      <text:p text:style-name="P1"/>
      <text:p text:style-name="P1">Değişkenler ikiye Primitive Type ve Referance Type olmak üzere ikiye ayrılır. Primitive Type değişkenler başka bir değişkene atandığı zaman kopyalanırlar dolayısıyla yeni değişkenin değerinin değişmesi diğer değişkenleri etkilemez. Ramde ayrı yer tutarlar. Referance Type değişkenler, Primitive Type değişkenlerin tam tersi şeklinde çalışırlar. Örneğin person adında bir değişken olsun ve bu değişkenin veri tipi Object olsun person2 = person yordamıyla person2 adında bir değişken oluşturup bu değişken üzerinde işlemler yapılırsa person değişkeni de etkilenir çünkü ikisi de Ramde aynı yeri kaplıyor. <text:s/>person2 = person ifadesiyle değişkenin içeriği değil, ramdeki adres kopyalanır.</text:p>
      <text:p text:style-name="P1">Primitive Type değişkenlerin bazı veri tipleri şunlardır: String, Number, Symbol</text:p>
      <text:p text:style-name="P1">Referance Type değişkenlerin bazı veri tipleri şunlardır: Object, Array, Function</text:p>
      <text:p text:style-name="P2"/>
      <text:p text:style-name="P22">Cevap 2</text:p>
      <text:p text:style-name="P22"/>
      <text:p text:style-name="P1">Javascriptte birçok değişken veri tipi vardır. Bazıları şunlardır: Number, Object, Array, String, Symbol, Function</text:p>
      <text:p text:style-name="P3"/>
      <text:p text:style-name="P20">Cevap 3</text:p>
      <text:p text:style-name="P20"/>
      <text:p text:style-name="P12">Hoisting: Javascript’te var keyword’u ile tanımlanan değişkenler ve fonksiyonlar(anonymous function olmamak koşuluyla) program çalışmadan önce taranıp hafızaya alınırlar. Daha sonra kodlar yukarıdan aşağıya doğru çalıştırılır. Bundan dolayıdır ki bir fonksiyonu 20 satırda tanımlanmasına rağmen daha üst satırlarda çağrılıp kullanılabilir.</text:p>
      <text:p text:style-name="P12"/>
      <text:p text:style-name="P13"><text:span text:style-name="T3">Scope: Değişkenleri hangi alanda çalışabileceğini ifade eder. Örneğin fonksiyon içinde tanımlanan değişkenler tanımlanan fonksiyonun dışından erişilemezler. Bu da değişkenlerin birbirine karışması programın daha güvenli çalışmasına olanak tanır. </text:span></text:p>
      <text:p text:style-name="P13"/>
      <text:p text:style-name="P14"><text:soft-page-break/>Closure: Tanımlanan değişkenler kendi scope’u sınırlarındaki tüm alt scope’larda da erişilebilir olmasına closure denilir. Örneğin bir fonksiyonda for scope dışında tanımlanan bir değişkenin for scope’unda kullanılabilmesi ya da bu fonsiyonun içinde tanımlanan başka bir fonksiyon varsa üst fonksiyonda tanımlanan değişkenin alt fonksiyonda kullanılabilmesi.</text:p>
      <text:p text:style-name="P10"/>
      <text:p text:style-name="P20">Cevap 4</text:p>
      <text:p text:style-name="P20"/>
      <text:p text:style-name="P3">Strict equality(===): Bu operator iki değişkenin hem değerini hem de veri tipini karşılaştırarak geriye bool veri tipinde bir değer(true ya da false) döndürür.</text:p>
      <text:p text:style-name="P3"/>
      <text:p text:style-name="P3">Loose equality(==): Bu operator iki değişkenin veri tipine kontrol etmeden sadece değerine bakarak karşılaştırma yaparak geriye bool veri tipinde değer döndürür.</text:p>
      <text:p text:style-name="P3"/>
      <text:p text:style-name="P20">Cevap 5</text:p>
      <text:p text:style-name="P20"/>
      <text:p text:style-name="P4"><text:span text:style-name="T1">This anahtar sözcüğü Javascriptte duruma göre farklı objelere </text:span><text:span text:style-name="T2">işaret</text:span><text:span text:style-name="T1"> edebilir. Örneğin bir sınıfın içinde this anahtar sözcüğü sınıftan türeyecek instanceye </text:span><text:span text:style-name="T2">işaret</text:span><text:span text:style-name="T1"> edebilir, ya da bir Contructor fonksiyonunda yine aynı şekilde instance </text:span><text:span text:style-name="T2">işaret</text:span><text:span text:style-name="T1"> eder. Bir objenin </text:span><text:span text:style-name="T2">fonksiyonunda(arrow function olmamak koşuluyla) o objeye işaret eder. <text:s/>This sözcüğü herhangi bir objeye ait olmayan bir fonksiyonun içinde global this işaret eder. Global this window olabilir. </text:span></text:p>
      <text:p text:style-name="P4"/>
      <text:p text:style-name="P18">Cevap 6</text:p>
      <text:p text:style-name="P18"/>
      <text:p text:style-name="P5">Matematiksel ifadede önce çarpma işlemi yapılır 2x101 = 202</text:p>
      <text:p text:style-name="P5">Daha sonra 202 sayısını(veri tipi Number), “1” string ile toplama işlemi iki ifadeyi birleştirilir. Yani aslında 202 stringe dönüştürülür ve “1” ile birleştirilip veri tipi string olan 2021 değeri alınır. </text:p>
      <text:p text:style-name="P5"/>
      <text:p text:style-name="P5"/>
      <text:p text:style-name="P16">Cevap 7</text:p>
      <text:p text:style-name="P16"/>
      <text:p text:style-name="P15"><text:s/>Dom yani Document Object Model Tarayıcılarda gördüğümüz arayüzün obje olarak ifade edilmesidir. <text:s/>Bir ağaç yapısındadır. </text:p>
      <text:p text:style-name="P5"/>
      <text:p text:style-name="P5"/>
      <text:p text:style-name="P17">TS CEVAPLAR</text:p>
      <text:p text:style-name="P7"/>
      <text:p text:style-name="P18">Cevap 1</text:p>
      <text:p text:style-name="P18"/>
      <text:p text:style-name="P7">Javascriptin dinamik bir dil olduğundan yazılım geliştirme sırasında veri tiplerinden kaynaklı hatalar yazılım ancak çalıştırılınca program tarafından geliştiriciye gösterildiği için büyük projelerde bu hataları ayıklamak çok zahmetli ve kimi zamanda saatler süren bir hal alabiliyor. Bundan dolayı Microsoft 2012 yılında static tipli veri tipi hatalarını geliştirme sırasında geliştiriciye gösteren Javascript üzerine kurulu Typscript adında yeni bir dil geliştirdi. Ancak Typescript tamamen Javascript üzerine kuruludur. Typescript kodları çalıştırılmadan önce Javascript koduna çevrilir ve javascript kodları çalıştırılır aslında.</text:p>
      <text:p text:style-name="P6"/>
      <text:p text:style-name="P6"/>
      <text:p text:style-name="P19">Cevap 2</text:p>
      <text:p text:style-name="P19"/>
      <text:p text:style-name="P26">İnterface, bir fonsiyonun çok fazla parametre alması durumunda bu parametreleri her seferinde sırasıyla fonksiyona göndermek yerine tüm bu değişkenlerin bir paket içerisinde sıralamasının önemli olmadığı bir şekilde göndermeyi amaçlar. </text:p>
      <text:p text:style-name="P7"><text:soft-page-break/></text:p>
      <text:p text:style-name="P23">REACT CEVAPLAR</text:p>
      <text:p text:style-name="P23"/>
      <text:p text:style-name="P24">Cevap 1</text:p>
      <text:p text:style-name="P8">React, sayfada yapılan küçük bir değişlikle tüm sayfayı yenilemek yerine sadece değişen componenti güncellemek için Virtual Dom’dan yararlandı. Virtual Dom tıpkı Dom gibi hmtl dokümanını saklar. Herhangi bir değişiklilik olduğunda yeni bir Virtual Dom oluşturulur ve eskisiyle karşılaştırılır. Değişen kısımlar saptanır ve Dom’da da bu değişim yapılır ve eski Virtual Dom silinir, yeni Virtual Dom artık artık Virtual Dom olur. Bu sayede karşılaştırılacak Virtual Dom da her değişiklik sonrası güncel tutulmuş olur.</text:p>
      <text:p text:style-name="P8"/>
      <text:p text:style-name="P8"/>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1:47:36.704633980</meta:creation-date>
    <dc:date>2021-03-20T09:24:07.306261887</dc:date>
    <meta:editing-duration>PT2H12M34S</meta:editing-duration>
    <meta:editing-cycles>4</meta:editing-cycles>
    <meta:generator>LibreOffice/6.4.6.2$Linux_X86_64 LibreOffice_project/40$Build-2</meta:generator>
    <meta:document-statistic meta:table-count="0" meta:image-count="0" meta:object-count="0" meta:page-count="3" meta:paragraph-count="34" meta:word-count="724" meta:character-count="5496" meta:non-whitespace-character-count="4795"/>
  </office:meta>
</office:document-meta>
</file>